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ource Sans Pro" svg:font-family="'Source Sans Pro', sans-serif"/>
    <style:font-face style:name="var secondary-font" svg:font-family="'var secondary-font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style:font-name="var secondary-font" fo:font-size="18pt" fo:letter-spacing="normal" fo:font-style="normal" fo:font-weight="normal" officeooo:rsid="0018e78b" officeooo:paragraph-rsid="0018e78b"/>
    </style:style>
    <style:style style:name="P2" style:family="paragraph" style:parent-style-name="Heading_20_1">
      <style:paragraph-properties fo:margin-left="0cm" fo:margin-right="0cm" fo:margin-top="0cm" fo:margin-bottom="0.609cm" loext:contextual-spacing="false" style:line-height-at-least="1.032cm" fo:orphans="2" fo:widows="2" fo:text-indent="0cm" style:auto-text-indent="false"/>
      <style:text-properties fo:font-variant="normal" fo:text-transform="none" fo:color="#333333" style:font-name="var secondary-font" fo:font-size="18pt" fo:letter-spacing="normal" fo:font-style="normal" fo:font-weight="bold" loext:padding="0cm" loext:border="none"/>
    </style:style>
    <style:style style:name="P3" style:family="paragraph" style:parent-style-name="Standard">
      <style:text-properties officeooo:rsid="0018e78b" officeooo:paragraph-rsid="0018e78b"/>
    </style:style>
    <style:style style:name="P4" style:family="paragraph" style:parent-style-name="Standard">
      <style:text-properties fo:font-variant="normal" fo:text-transform="none" style:font-name="Source Sans Pro" fo:font-size="16.5pt" fo:letter-spacing="normal" fo:font-style="normal" fo:font-weight="normal" officeooo:rsid="0018e78b" officeooo:paragraph-rsid="0018e78b"/>
    </style:style>
    <style:style style:name="P5" style:family="paragraph" style:parent-style-name="Standard">
      <style:text-properties officeooo:rsid="001bc8b6" officeooo:paragraph-rsid="001bc8b6"/>
    </style:style>
    <style:style style:name="P6" style:family="paragraph" style:parent-style-name="Text_20_body">
      <style:paragraph-properties fo:margin-left="0cm" fo:margin-right="0cm" fo:margin-top="0cm" fo:margin-bottom="0.635cm" loext:contextual-spacing="false" style:line-height-at-least="0.529cm" fo:orphans="2" fo:widows="2" fo:text-indent="0cm" style:auto-text-indent="false"/>
      <style:text-properties fo:font-variant="normal" fo:text-transform="none" style:font-name="Source Sans Pro" fo:font-size="12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.635cm" loext:contextual-spacing="false" style:line-height-at-least="0.529cm" fo:orphans="2" fo:widows="2" fo:text-indent="0cm" style:auto-text-indent="false"/>
      <style:text-properties fo:font-variant="normal" fo:text-transform="none" fo:color="#333333" style:font-name="Source Sans Pro" fo:font-size="12pt" fo:letter-spacing="normal" fo:font-style="normal" fo:font-weight="normal" loext:padding="0cm" loext:border="none"/>
    </style:style>
    <style:style style:name="P8" style:family="paragraph" style:parent-style-name="Text_20_body" style:list-style-name="L1">
      <style:paragraph-properties fo:margin-top="0cm" fo:margin-bottom="0.212cm" loext:contextual-spacing="false" style:line-height-at-least="0.873cm" fo:orphans="2" fo:widows="2" fo:padding="0cm" fo:border="none"/>
      <style:text-properties fo:font-variant="normal" fo:text-transform="none" fo:color="#333333" style:font-name="Source Sans Pro" fo:font-size="10.5pt" fo:letter-spacing="normal" fo:font-style="normal" fo:font-weight="normal"/>
    </style:style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dulo3</text:p>
      <text:p text:style-name="P3"/>
      <text:h text:style-name="P1" text:outline-level="1">Iniciemos con SQL</text:h>
      <text:p text:style-name="P6">¡Bienvenidos a un nuevo módulo de Bases de Datos!<text:line-break/><text:line-break/>En este módulo seguimos adentrando en el mundo de las bases de datos relacionales y, en particular, aprenderemos:</text:p>
      <text:list xml:id="list2850335819" text:style-name="L1">
        <text:list-item>
          <text:p text:style-name="P8">Cómo crear bases de datos.</text:p>
        </text:list-item>
        <text:list-item>
          <text:p text:style-name="P8">Cómo hacer consultas que nos permitan insertar, actualizar y eliminar registros de una tabla.</text:p>
        </text:list-item>
        <text:list-item>
          <text:p text:style-name="P8">Traer datos de una tabla de manera general o aplicando diversos filtros de búsqueda.</text:p>
        </text:list-item>
        <text:list-item>
          <text:p text:style-name="P8">Cómo limitar la cantidad de resultados generados por una determinada búsqueda.</text:p>
        </text:list-item>
        <text:list-item>
          <text:p text:style-name="P8">A usar algunas funciones nativas de MySQL, para que podamos filtrar y organizar los datos obtenidos de una manera mucho más eficiente.</text:p>
        </text:list-item>
        <text:list-item>
          <text:p text:style-name="P8">Relacionar distintas tablas.</text:p>
        </text:list-item>
        <text:list-item>
          <text:p text:style-name="P8">Hacer foco en cómo obtener reportes o informes específicos.</text:p>
        </text:list-item>
      </text:list>
      <text:p text:style-name="P6">Se vienen clases muy interesantes y creativas donde tu participación es clave.<text:line-break/><text:line-break/>En conclusión, es un módulo en donde vamos a conocer los principales secretos del trabajo con bases de datos. Así que manos a la obra y a poner mucha atención en los conceptos aquí expuestos.</text:p>
      <text:p text:style-name="P4">Create, Drop, Alter</text:p>
      <text:h text:style-name="P2" text:outline-level="1">Create, Drop, Alter</text:h>
      <text:p text:style-name="P7">¿Cómo creamos una tabla con sentencias de SQL? Y si la queremos eliminar, ¿cómo lo podemos hacer? Además, ¿será posible modificar una tabla ya existente?.<text:line-break/><text:line-break/>Las directrices <text:span text:style-name="T1">Create, Drop y Alter</text:span> nos van a permitir llevar a cabo cada una de estas acciones que, vale la pena mencionar, son bastante habituales dentro del proceso de trabajo con bases de datos.</text:p>
      <text:p text:style-name="P5">CREATE table permite crear una tabla</text:p>
      <text:p text:style-name="P5"/>
      <text:p text:style-name="P5">DROP TABLE tabla a borrar</text:p>
      <text:p text:style-name="P5"/>
      <text:p text:style-name="P5">ALTER TABLE modifica la tabl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ource Sans Pro" svg:font-family="'Source Sans Pro', sans-serif"/>
    <style:font-face style:name="var secondary-font" svg:font-family="'var secondary-font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01T19:55:11.845000000</meta:creation-date>
    <dc:date>2021-04-01T20:24:07.053000000</dc:date>
    <meta:editing-duration>PT8M10S</meta:editing-duration>
    <meta:editing-cycles>2</meta:editing-cycles>
    <meta:generator>LibreOffice/6.4.2.2$Windows_X86_64 LibreOffice_project/4e471d8c02c9c90f512f7f9ead8875b57fcb1ec3</meta:generator>
    <meta:document-statistic meta:table-count="0" meta:image-count="0" meta:object-count="0" meta:page-count="1" meta:paragraph-count="17" meta:word-count="245" meta:character-count="1451" meta:non-whitespace-character-count="1227"/>
  </office:meta>
</office:document-meta>
</file>